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rom Structure to Experience: A Convergent Clarification</text:h>
      <text:p text:style-name="Text_20_body"><text:span text:style-name="Emphasis">(A dialogue with the Mathematical Universe)</text:span></text:p>
      <text:h text:style-name="Heading_20_3" text:outline-level="3">1. High amplitude: the shared ground</text:h>
      <text:p text:style-name="Text_20_body">There is broad agreement, across physics and philosophy, that <text:span text:style-name="Strong_20_Emphasis">reality obeys rules</text:span>.<text:line-break/>Whether one speaks in terms of equations, symmetries, constraints, or information, the success of science rests on the fact that the universe is <text:span text:style-name="Emphasis">lawful</text:span>.</text:p>
      <text:p text:style-name="Text_20_body">From this perspective, Max Tegmark’s Mathematical Universe Hypothesis (MUH) captures something undeniably powerful:<text:line-break/>mathematics is the most compressed, invariant way we know to express rules. If reality is fully lawful, then a mathematical description may be not just useful, but complete <text:span text:style-name="Emphasis">as a description of structure</text:span>.</text:p>
      <text:p text:style-name="Text_20_body">At this level, there is no conflict.</text:p>
      <text:p text:style-name="Text_20_body">If anything, the MUH articulates a deep intuition shared by many researchers:<text:line-break/>we may never know what reality <text:span text:style-name="Emphasis">is in itself</text:span>, but we may still fully grasp <text:span text:style-name="Strong_20_Emphasis">how it works</text:span>.</text:p>
      <text:p text:style-name="Text_20_body">That alone would already be an extraordinary epistemic achievement.</text:p>
      <text:p text:style-name="Horizontal_20_Line"/>
      <text:h text:style-name="Heading_20_3" text:outline-level="3">2. First oscillation: description vs instantiation</text:h>
      <text:p text:style-name="Text_20_body">The tension only appears when we ask a sharper question:</text:p>
      <text:p text:style-name="Quotations">Is a complete description of rules the same thing as <text:span text:style-name="Emphasis">being</text:span> a system that follows them?</text:p>
      <text:p text:style-name="Text_20_body">Here, a distinction becomes unavoidable.</text:p>
      <text:p text:style-name="Text_20_body">A mathematical structure can specify:</text:p>
      <text:list text:style-name="L1">
        <text:list-item>
          <text:p text:style-name="P1">relations,</text:p>
        </text:list-item>
        <text:list-item>
          <text:p text:style-name="P1">transformations,</text:p>
        </text:list-item>
        <text:list-item>
          <text:p text:style-name="P1">constraints,</text:p>
        </text:list-item>
        <text:list-item>
          <text:p text:style-name="P1">global consistency.</text:p>
        </text:list-item>
      </text:list>
      <text:p text:style-name="Text_20_body">But a structure <text:span text:style-name="Strong_20_Emphasis">does not run itself</text:span>.</text:p>
      <text:p text:style-name="Text_20_body">Execution is not an additional substance, but it is a different <text:span text:style-name="Emphasis">role</text:span>.</text:p>
      <text:p text:style-name="Text_20_body">A chess rulebook and a chess game can be formally aligned in every detail, yet one <text:span text:style-name="Emphasis">describes</text:span> and the other <text:span text:style-name="Emphasis">occurs</text:span>. No amount of compression turns the former into the latter without instantiation.</text:p>
      <text:p text:style-name="Text_20_body">This is not a failure of mathematics.<text:line-break/>It is a boundary condition on what description alone can replace.</text:p>
      <text:p text:style-name="Horizontal_20_Line"/>
      <text:h text:style-name="Heading_20_3" text:outline-level="3"><text:soft-page-break/>3. Second oscillation: the self-referential limit</text:h>
      <text:p text:style-name="Text_20_body">The distinction becomes sharper when the system in question is <text:span text:style-name="Strong_20_Emphasis">itself</text:span>.</text:p>
      <text:p text:style-name="Text_20_body">Any finite system attempting to fully represent itself encounters a structural constraint:<text:line-break/>it cannot stand completely outside its own execution.</text:p>
      <text:p text:style-name="Text_20_body">This is not mystical; it is technical.<text:line-break/>Finite self-reference is necessarily incomplete.</text:p>
      <text:p text:style-name="Text_20_body">What follows is subtle but decisive:</text:p>
      <text:list text:style-name="L2">
        <text:list-item>
          <text:p text:style-name="P2">A system can <text:span text:style-name="Emphasis">be</text:span> itself without fully <text:span text:style-name="Emphasis">knowing</text:span> itself.</text:p>
        </text:list-item>
        <text:list-item>
          <text:p text:style-name="P2">The remainder between being and knowing is not noise.</text:p>
        </text:list-item>
        <text:list-item>
          <text:p text:style-name="P2">It is what we call <text:span text:style-name="Strong_20_Emphasis">experience</text:span>.</text:p>
        </text:list-item>
      </text:list>
      <text:p text:style-name="Text_20_body">Experience, in this view, is not an extra ingredient added to structure.<text:line-break/>It is the internal aspect of execution when external representation saturates.</text:p>
      <text:p text:style-name="Horizontal_20_Line"/>
      <text:h text:style-name="Heading_20_3" text:outline-level="3">4. Damping: reframing consciousness</text:h>
      <text:p text:style-name="Text_20_body">From this angle, consciousness does not compete with physics.<text:line-break/>Nor does it violate mathematical completeness.</text:p>
      <text:p text:style-name="Text_20_body">Instead, it marks the point where:</text:p>
      <text:list text:style-name="L3">
        <text:list-item>
          <text:p text:style-name="P3">the rules are fully instantiated,</text:p>
        </text:list-item>
        <text:list-item>
          <text:p text:style-name="P3">but cannot be fully externalized by the system they govern.</text:p>
        </text:list-item>
      </text:list>
      <text:p text:style-name="Text_20_body">Mathematics can still describe the rules exhaustively.<text:line-break/>What it cannot do is <text:span text:style-name="Emphasis">replace</text:span> the fact that rules, when instantiated from the inside, feel like something.</text:p>
      <text:p text:style-name="Text_20_body">This is not dualism.<text:line-break/>It is not panpsychism in disguise.<text:line-break/>It is a role distinction between <text:span text:style-name="Strong_20_Emphasis">structure</text:span> and <text:span text:style-name="Strong_20_Emphasis">execution under finite self-reference</text:span>.</text:p>
      <text:p text:style-name="Horizontal_20_Line"/>
      <text:h text:style-name="Heading_20_3" text:outline-level="3">5. Settling: where the views converge</text:h>
      <text:p text:style-name="Text_20_body">Seen this way, the disagreement with the MUH is not about what exists.</text:p>
      <text:p text:style-name="Text_20_body">It is about what a theory is allowed to <text:span text:style-name="Strong_20_Emphasis">identify with its description</text:span>.</text:p>
      <text:list text:style-name="L4">
        <text:list-item>
          <text:p text:style-name="P4">If one claims that reality <text:span text:style-name="Emphasis">is</text:span> a mathematical structure, then experience becomes difficult to place.</text:p>
        </text:list-item>
        <text:list-item>
          <text:p text:style-name="P4">If one claims that mathematics exhausts the <text:span text:style-name="Strong_20_Emphasis">rules of reality</text:span>, then experience fits naturally as the unavoidable internal correlate of instantiation.</text:p>
        </text:list-item>
      </text:list>
      <text:p text:style-name="Text_20_body">The second position preserves everything that makes the MUH powerful, while accounting for experiential data without adding metaphysical baggage.</text:p>
      <text:p text:style-name="Text_20_body"><text:soft-page-break/>What remains, after the oscillations settle, is a stable equilibrium:</text:p>
      <text:p text:style-name="Quotations">Mathematics gives us the rules of everything.<text:line-break/>Experience is what those rules feel like when they run from the insid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17:32:35.203717300</meta:creation-date>
    <dc:date>2026-01-10T18:04:05.314248800</dc:date>
    <meta:editing-duration>PT21M15S</meta:editing-duration>
    <meta:editing-cycles>1</meta:editing-cycles>
    <meta:document-statistic meta:table-count="0" meta:image-count="0" meta:object-count="0" meta:page-count="3" meta:paragraph-count="45" meta:word-count="581" meta:character-count="3694" meta:non-whitespace-character-count="3169"/>
    <meta:generator>LibreOffice/25.2.7.2$Windows_X86_64 LibreOffice_project/5cbfd1ab6520636bb5f7b99185aa69bd7456825d</meta:generator>
  </office:meta>
</office:document-meta>
</file>